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21cm"/>
    </style:style>
    <style:style style:name="co2" style:family="table-column">
      <style:table-column-properties fo:break-before="auto" style:column-width="4.854cm"/>
    </style:style>
    <style:style style:name="co3" style:family="table-column">
      <style:table-column-properties fo:break-before="auto" style:column-width="6.0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7cm" fo:break-before="auto" style:use-optimal-row-height="true"/>
    </style:style>
    <style:style style:name="ro5" style:family="table-row">
      <style:table-row-properties style:row-height="0.471cm" fo:break-before="auto" style:use-optimal-row-height="true"/>
    </style:style>
    <style:style style:name="ro6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Login</text:p>
          </table:table-cell>
          <table:table-cell office:value-type="string">
            <text:p>Name</text:p>
          </table:table-cell>
          <table:table-cell office:value-type="string">
            <text:p>Email</text:p>
          </table:table-cell>
          <table:table-cell office:value-type="string">
            <text:p>Commits</text:p>
          </table:table-cell>
          <table:table-cell office:value-type="string">
            <text:p>angefragt</text:p>
          </table:table-cell>
          <table:table-cell office:value-type="string">
            <text:p>stimmt zu</text:p>
          </table:table-cell>
          <table:table-cell office:value-type="string">
            <text:p>lehnt ab</text:p>
          </table:table-cell>
        </table:table-row>
        <table:table-row table:style-name="ro2">
          <table:table-cell office:value-type="string">
            <text:p>bernhard</text:p>
          </table:table-cell>
          <table:table-cell office:value-type="string">
            <text:p>war in Stuttgar</text:p>
          </table:table-cell>
          <table:table-cell/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birken</text:p>
          </table:table-cell>
          <table:table-cell office:value-type="string">
            <text:p>Klaus Birken</text:p>
          </table:table-cell>
          <table:table-cell/>
          <table:table-cell office:value-type="float" office:value="361">
            <text:p>361</text:p>
          </table:table-cell>
          <table:table-cell table:number-columns-repeated="3"/>
        </table:table-row>
        <table:table-row table:style-name="ro1">
          <table:table-cell office:value-type="string">
            <text:p>carsten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chris</text:p>
          </table:table-cell>
          <table:table-cell office:value-type="string">
            <text:p>Christian Wagner</text:p>
          </table:table-cell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3">
          <table:table-cell office:value-type="string">
            <text:p>christia</text:p>
          </table:table-cell>
          <table:table-cell office:value-type="string">
            <text:p>Wieners?</text:p>
          </table:table-cell>
          <table:table-cell office:value-type="string">
            <text:p>christian.wieners@kit.edu</text:p>
          </table:table-cell>
          <table:table-cell office:value-type="float" office:value="360">
            <text:p>360</text:p>
          </table:table-cell>
          <table:table-cell table:number-columns-repeated="3"/>
        </table:table-row>
        <table:table-row table:style-name="ro1">
          <table:table-cell office:value-type="string">
            <text:p>christian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3"/>
        </table:table-row>
        <table:table-row table:style-name="ro4">
          <table:table-cell office:value-type="string">
            <text:p>christi</text:p>
          </table:table-cell>
          <table:table-cell office:value-type="string">
            <text:p>Christian Engwer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christop</text:p>
          </table:table-cell>
          <table:table-cell table:number-columns-repeated="2"/>
          <table:table-cell office:value-type="float" office:value="47">
            <text:p>47</text:p>
          </table:table-cell>
          <table:table-cell table:number-columns-repeated="3"/>
        </table:table-row>
        <table:table-row table:style-name="ro2">
          <table:table-cell office:value-type="string">
            <text:p>creising</text:p>
          </table:table-cell>
          <table:table-cell office:value-type="string">
            <text:p>Christoph Reisinger (Oxford)</text:p>
          </table:table-cell>
          <table:table-cell/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df</text:p>
          </table:table-cell>
          <table:table-cell office:value-type="string">
            <text:p>Dirk Feuchter, d3f?</text:p>
          </table:table-cell>
          <table:table-cell/>
          <table:table-cell office:value-type="float" office:value="369">
            <text:p>369</text:p>
          </table:table-cell>
          <table:table-cell table:number-columns-repeated="3"/>
        </table:table-row>
        <table:table-row table:style-name="ro2">
          <table:table-cell office:value-type="string">
            <text:p>dirk</text:p>
          </table:table-cell>
          <table:table-cell office:value-type="string">
            <text:p>Dirk Feuchter</text:p>
          </table:table-cell>
          <table:table-cell/>
          <table:table-cell office:value-type="float" office:value="29">
            <text:p>29</text:p>
          </table:table-cell>
          <table:table-cell table:number-columns-repeated="3"/>
        </table:table-row>
        <table:table-row table:style-name="ro2">
          <table:table-cell office:value-type="string">
            <text:p>dmitriy</text:p>
          </table:table-cell>
          <table:table-cell office:value-type="string">
            <text:p>Dmitriy Logachenko</text:p>
          </table:table-cell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frolko</text:p>
          </table:table-cell>
          <table:table-cell office:value-type="string">
            <text:p>Peter Frolkovic (Bratislava)</text:p>
          </table:table-cell>
          <table:table-cell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gabi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georg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gordner</text:p>
          </table:table-cell>
          <table:table-cell office:value-type="string">
            <text:p>Achim Gordner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hauser</text:p>
          </table:table-cell>
          <table:table-cell office:value-type="string">
            <text:p>Andreas Hauser</text:p>
          </table:table-cell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henrik</text:p>
          </table:table-cell>
          <table:table-cell office:value-type="string">
            <text:p>Henrik Rentz-Reichert</text:p>
          </table:table-cell>
          <table:table-cell/>
          <table:table-cell office:value-type="float" office:value="574">
            <text:p>574</text:p>
          </table:table-cell>
          <table:table-cell table:number-columns-repeated="3"/>
        </table:table-row>
        <table:table-row table:style-name="ro2">
          <table:table-cell office:value-type="string">
            <text:p>ingo</text:p>
          </table:table-cell>
          <table:table-cell office:value-type="string">
            <text:p>Ingo Heppner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joe</text:p>
          </table:table-cell>
          <table:table-cell office:value-type="string">
            <text:p>Jorrit Fahlke</text:p>
          </table:table-cell>
          <table:table-cell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juergen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kathrin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klaus</text:p>
          </table:table-cell>
          <table:table-cell office:value-type="string">
            <text:p>Klaus Johannsen</text:p>
          </table:table-cell>
          <table:table-cell/>
          <table:table-cell office:value-type="float" office:value="505">
            <text:p>505</text:p>
          </table:table-cell>
          <table:table-cell table:number-columns-repeated="3"/>
        </table:table-row>
        <table:table-row table:style-name="ro1">
          <table:table-cell office:value-type="string">
            <text:p>lampe</text:p>
          </table:table-cell>
          <table:table-cell office:value-type="string">
            <text:p>Michael Lampe</text:p>
          </table:table-cell>
          <table:table-cell/>
          <table:table-cell office:value-type="float" office:value="176">
            <text:p>176</text:p>
          </table:table-cell>
          <table:table-cell table:number-columns-repeated="3"/>
        </table:table-row>
        <table:table-row table:style-name="ro2">
          <table:table-cell office:value-type="string">
            <text:p>langsn</text:p>
          </table:table-cell>
          <table:table-cell office:value-type="string">
            <text:p>Stefan Lang</text:p>
          </table:table-cell>
          <table:table-cell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mblatt</text:p>
          </table:table-cell>
          <table:table-cell office:value-type="string">
            <text:p>Markus Blatt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3">
          <table:table-cell office:value-type="string">
            <text:p>niko</text:p>
          </table:table-cell>
          <table:table-cell office:value-type="string">
            <text:p>Nico Neuß</text:p>
          </table:table-cell>
          <table:table-cell office:value-type="string">
            <text:p>neuss@am.uni-erlangen.de</text:p>
          </table:table-cell>
          <table:table-cell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string">
            <text:p>os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paxion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eter</text:p>
          </table:table-cell>
          <table:table-cell office:value-type="string">
            <text:p>Peter Bastian</text:p>
          </table:table-cell>
          <table:table-cell/>
          <table:table-cell office:value-type="float" office:value="156">
            <text:p>156</text:p>
          </table:table-cell>
          <table:table-cell table:number-columns-repeated="3"/>
        </table:table-row>
        <table:table-row table:style-name="ro2">
          <table:table-cell office:value-type="string">
            <text:p>philip</text:p>
          </table:table-cell>
          <table:table-cell office:value-type="string">
            <text:p>Philip Broser?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reichenb</text:p>
          </table:table-cell>
          <table:table-cell office:value-type="string">
            <text:p>Volker Reichenberger</text:p>
          </table:table-cell>
          <table:table-cell/>
          <table:table-cell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string">
            <text:p>root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</table:table-row>
        <table:table-row table:style-name="ro5">
          <table:table-cell office:value-type="string">
            <text:p>sander</text:p>
          </table:table-cell>
          <table:table-cell office:value-type="string">
            <text:p>Oliver Sander</text:p>
          </table:table-cell>
          <table:table-cell office:value-type="string">
            <text:p><text:a xlink:href="mailto:sander@igpm.rwth-aachen.de" xlink:type="simple">sander@igpm.rwth-aachen.de</text:a></text:p>
          </table:table-cell>
          <table:table-cell office:value-type="float" office:value="548">
            <text:p>548</text:p>
          </table:table-cell>
          <table:table-cell table:number-columns-repeated="3"/>
        </table:table-row>
        <table:table-row table:style-name="ro2">
          <table:table-cell office:value-type="string">
            <text:p>sandra</text:p>
          </table:table-cell>
          <table:table-cell office:value-type="string">
            <text:p>Sandra Nägele</text:p>
          </table:table-cell>
          <table:table-cell/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stefan</text:p>
          </table:table-cell>
          <table:table-cell office:value-type="string">
            <text:p>Stefan Lang</text:p>
          </table:table-cell>
          <table:table-cell/>
          <table:table-cell office:value-type="float" office:value="1182">
            <text:p>1182</text:p>
          </table:table-cell>
          <table:table-cell table:number-columns-repeated="3"/>
        </table:table-row>
        <table:table-row table:style-name="ro5">
          <table:table-cell office:value-type="string">
            <text:p>thimo</text:p>
          </table:table-cell>
          <table:table-cell office:value-type="string">
            <text:p>Thimo Neubauer</text:p>
          </table:table-cell>
          <table:table-cell/>
          <table:table-cell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string">
            <text:p>UG-GRAPE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ugtest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ug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3"/>
        </table:table-row>
        <table:table-row table:style-name="ro3">
          <table:table-cell office:value-type="string">
            <text:p>wieners</text:p>
          </table:table-cell>
          <table:table-cell office:value-type="string">
            <text:p>Christian Wieners</text:p>
          </table:table-cell>
          <table:table-cell office:value-type="string">
            <text:p>christian.wieners@kit.edu</text:p>
          </table:table-cell>
          <table:table-cell office:value-type="float" office:value="1374">
            <text:p>1374</text:p>
          </table:table-cell>
          <table:table-cell table:number-columns-repeated="3"/>
        </table:table-row>
        <table:table-row table:style-name="ro6" table:number-rows-repeated="1048533">
          <table:table-cell table:number-columns-repeated="7"/>
        </table:table-row>
        <table:table-row table:style-name="ro6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1">00.00.0000</text:date>, <text:time style:data-style-name="N2" text:time-value="0000-00-00T09:47:4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_64 LibreOffice_project/400m0$Build-3</meta:generator>
    <dc:date>2013-07-11T10:18:25</dc:date>
    <meta:editing-duration>PT27M7S</meta:editing-duration>
    <meta:editing-cycles>14</meta:editing-cycles>
    <meta:document-statistic meta:table-count="1" meta:cell-count="121" meta:object-count="0"/>
  </office:meta>
</office:document-meta>
</file>